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6.4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erver process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Stanza/case</text:p>
          </table:table-cell>
          <table:table-cell table:style-name="ce2" office:value-type="string">
            <text:p>IQ</text:p>
          </table:table-cell>
          <table:table-cell table:style-name="ce2" office:value-type="string">
            <text:p>Presence</text:p>
          </table:table-cell>
          <table:table-cell table:style-name="ce2" office:value-type="string">
            <text:p>Message</text:p>
          </table:table-cell>
        </table:table-row>
        <table:table-row table:style-name="ro2">
          <table:table-cell office:value-type="string">
            <text:p>No “to”</text:p>
          </table:table-cell>
          <table:table-cell office:value-type="string">
            <text:p>processed by server</text:p>
          </table:table-cell>
          <table:table-cell office:value-type="string">
            <text:p>broadcast to subscribers</text:p>
          </table:table-cell>
          <table:table-cell office:value-type="string">
            <text:p>to=bare JID of sender</text:p>
          </table:table-cell>
        </table:table-row>
        <table:table-row table:style-name="ro2">
          <table:table-cell office:value-type="string">
            <text:p>to=bare JID</text:p>
          </table:table-cell>
          <table:table-cell office:value-type="string">
            <text:p>processed by server</text:p>
          </table:table-cell>
          <table:table-cell office:value-type="string">
            <text:p>send to all available resources</text:p>
          </table:table-cell>
          <table:table-cell office:value-type="string">
            <text:p>send to at least one available resource</text:p>
          </table:table-cell>
        </table:table-row>
        <table:table-row table:style-name="ro2">
          <table:table-cell office:value-type="string">
            <text:p>to=full JID (exists)</text:p>
          </table:table-cell>
          <table:table-cell office:value-type="string">
            <text:p>deliver</text:p>
          </table:table-cell>
          <table:table-cell office:value-type="string">
            <text:p>deliver</text:p>
          </table:table-cell>
          <table:table-cell office:value-type="string">
            <text:p>deliver</text:p>
          </table:table-cell>
        </table:table-row>
        <table:table-row table:style-name="ro2">
          <table:table-cell office:value-type="string">
            <text:p>to=full JID (doesn't exist)</text:p>
          </table:table-cell>
          <table:table-cell office:value-type="string">
            <text:p>send to bare JID</text:p>
          </table:table-cell>
          <table:table-cell office:value-type="string">
            <text:p>send to bare JID</text:p>
          </table:table-cell>
          <table:table-cell office:value-type="string">
            <text:p>send to bare J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4T11:43:48</meta:creation-date>
    <dc:date>2012-11-04T11:53:15</dc:date>
    <meta:editing-duration>P0D</meta:editing-duration>
    <meta:editing-cycles>1</meta:editing-cycles>
    <meta:document-statistic meta:table-count="1" meta:cell-count="20" meta:object-count="0"/>
    <meta:generator>LibreOffice/3.5$Linux_X86_64 LibreOffice_project/350m1$Build-2</meta:generator>
  </office:meta>
</office:document-meta>
</file>